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16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9" table:default-cell-style-name="Default"/>
        <table:table-row table:style-name="ro3">
          <table:table-cell office:value-type="string">
            <text:p>Dimensio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7"/>
        </table:table-row>
        <table:table-row table:style-name="ro3">
          <table:table-cell office:value-type="string">
            <text:p>Recherche de nouveauté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3">
          <table:table-cell office:value-type="string">
            <text:p>Persistanc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Evitement du danger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3">
          <table:table-cell office:value-type="string">
            <text:p>Détermination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3">
          <table:table-cell office:value-type="string">
            <text:p>Dépendance à la récompense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3">
          <table:table-cell office:value-type="string">
            <text:p>Coopération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3">
          <table:table-cell office:value-type="string">
            <text:p>Transcendanc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Recherche de nouveauté</text:p>
          </table:table-cell>
          <table:table-cell table:number-columns-repeated="9"/>
        </table:table-row>
        <table:table-row table:style-name="ro3">
          <table:table-cell table:number-columns-repeated="2" office:value-type="string">
            <text:p>NS1</text:p>
          </table:table-cell>
          <table:table-cell table:number-columns-repeated="2" office:value-type="string">
            <text:p>NS2</text:p>
          </table:table-cell>
          <table:table-cell table:number-columns-repeated="2" office:value-type="string">
            <text:p>NS3</text:p>
          </table:table-cell>
          <table:table-cell table:number-columns-repeated="2" office:value-type="string">
            <text:p>NS4</text:p>
          </table:table-cell>
          <table:table-cell table:number-columns-repeated="2"/>
        </table:table-row>
        <table:table-row table:style-name="ro3"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33">
            <text:p>133</text:p>
          </table:table-cell>
          <table:table-cell office:value-type="float" office:value="89">
            <text:p>89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3">
          <table:table-cell office:value-type="float" office:value="226">
            <text:p>226</text:p>
          </table:table-cell>
          <table:table-cell office:value-type="float" office:value="97">
            <text:p>97</text:p>
          </table:table-cell>
          <table:table-cell office:value-type="float" office:value="178">
            <text:p>178</text:p>
          </table:table-cell>
          <table:table-cell office:value-type="float" office:value="141">
            <text:p>141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107">
            <text:p>107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0">
            <text:p>110</text:p>
          </table:table-cell>
          <table:table-cell/>
          <table:table-cell office:value-type="float" office:value="193">
            <text:p>193</text:p>
          </table:table-cell>
          <table:table-cell/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3">
          <table:table-cell/>
          <table:table-cell office:value-type="float" office:value="137">
            <text:p>137</text:p>
          </table:table-cell>
          <table:table-cell/>
          <table:table-cell office:value-type="float" office:value="225">
            <text:p>225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1">
            <text:p>201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2" office:value-type="string">
            <text:p>Persistance</text:p>
          </table:table-cell>
          <table:table-cell table:number-columns-repeated="8"/>
        </table:table-row>
        <table:table-row table:style-name="ro3"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8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table:number-columns-repeated="8"/>
        </table:table-row>
        <table:table-row table:style-name="ro3">
          <table:table-cell office:value-type="float" office:value="195">
            <text:p>195</text:p>
          </table:table-cell>
          <table:table-cell table:number-columns-repeated="9"/>
        </table:table-row>
        <table:table-row table:style-name="ro3">
          <table:table-cell office:value-type="float" office:value="207">
            <text:p>207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>
            <text:p>Evitement du danger</text:p>
          </table:table-cell>
          <table:table-cell table:number-columns-repeated="9"/>
        </table:table-row>
        <table:table-row table:style-name="ro3">
          <table:table-cell office:value-type="string">
            <text:p>HA1</text:p>
          </table:table-cell>
          <table:table-cell office:value-type="string">
            <text:p><text:s/></text:p>
          </table:table-cell>
          <table:table-cell office:value-type="string">
            <text:p>HA2</text:p>
          </table:table-cell>
          <table:table-cell office:value-type="string">
            <text:p><text:s/></text:p>
          </table:table-cell>
          <table:table-cell office:value-type="string">
            <text:p>HA3</text:p>
          </table:table-cell>
          <table:table-cell office:value-type="string">
            <text:p><text:s/></text:p>
          </table:table-cell>
          <table:table-cell office:value-type="string">
            <text:p>HA4</text:p>
          </table:table-cell>
          <table:table-cell table:number-columns-repeated="3"/>
        </table:table-row>
        <table:table-row table:style-name="ro3"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124">
            <text:p>124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98">
            <text:p>98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office:value-type="float" office:value="206">
            <text:p>206</text:p>
          </table:table-cell>
          <table:table-cell office:value-type="float" office:value="147">
            <text:p>147</text:p>
          </table:table-cell>
          <table:table-cell office:value-type="float" office:value="219">
            <text:p>219</text:p>
          </table:table-cell>
          <table:table-cell office:value-type="float" office:value="135">
            <text:p>135</text:p>
          </table:table-cell>
          <table:table-cell office:value-type="float" office:value="63">
            <text:p>63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3">
          <table:table-cell office:value-type="float" office:value="214">
            <text:p>214</text:p>
          </table:table-cell>
          <table:table-cell office:value-type="float" office:value="108">
            <text:p>10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4">
            <text:p>114</text:p>
          </table:table-cell>
          <table:table-cell table:number-columns-repeated="3"/>
          <table:table-cell office:value-type="float" office:value="199">
            <text:p>199</text:p>
          </table:table-cell>
          <table:table-cell office:value-type="float" office:value="109">
            <text:p>10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57">
            <text:p>15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79">
            <text:p>179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Détermination</text:p>
          </table:table-cell>
          <table:table-cell table:number-columns-repeated="9"/>
        </table:table-row>
        <table:table-row table:style-name="ro3">
          <table:table-cell office:value-type="string">
            <text:p>S1</text:p>
          </table:table-cell>
          <table:table-cell office:value-type="string">
            <text:p><text:s/></text:p>
          </table:table-cell>
          <table:table-cell office:value-type="string">
            <text:p>S2</text:p>
          </table:table-cell>
          <table:table-cell office:value-type="string">
            <text:p><text:s/></text:p>
          </table:table-cell>
          <table:table-cell office:value-type="string">
            <text:p>S3</text:p>
          </table:table-cell>
          <table:table-cell office:value-type="string">
            <text:p><text:s/></text:p>
          </table:table-cell>
          <table:table-cell office:value-type="string">
            <text:p>S4</text:p>
          </table:table-cell>
          <table:table-cell office:value-type="string">
            <text:p><text:s/></text:p>
          </table:table-cell>
          <table:table-cell office:value-type="string">
            <text:p>S5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/>
          <table:table-cell office:value-type="float" office:value="103">
            <text:p>103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float" office:value="212">
            <text:p>212</text:p>
          </table:table-cell>
          <table:table-cell office:value-type="float" office:value="102">
            <text:p>102</text:p>
          </table:table-cell>
          <table:table-cell/>
          <table:table-cell office:value-type="float" office:value="163">
            <text:p>163</text:p>
          </table:table-cell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</table:table-row>
        <table:table-row table:style-name="ro3">
          <table:table-cell/>
          <table:table-cell office:value-type="float" office:value="84">
            <text:p>84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187">
            <text:p>187</text:p>
          </table:table-cell>
          <table:table-cell/>
          <table:table-cell office:value-type="float" office:value="83">
            <text:p>83</text:p>
          </table:table-cell>
          <table:table-cell office:value-type="float" office:value="129">
            <text:p>129</text:p>
          </table:table-cell>
          <table:table-cell office:value-type="float" office:value="155">
            <text:p>155</text:p>
          </table:table-cell>
        </table:table-row>
        <table:table-row table:style-name="ro3">
          <table:table-cell/>
          <table:table-cell office:value-type="float" office:value="116">
            <text:p>116</text:p>
          </table:table-cell>
          <table:table-cell/>
          <table:table-cell office:value-type="float" office:value="152">
            <text:p>152</text:p>
          </table:table-cell>
          <table:table-cell table:number-columns-repeated="3"/>
          <table:table-cell office:value-type="float" office:value="104">
            <text:p>104</text:p>
          </table:table-cell>
          <table:table-cell office:value-type="float" office:value="186">
            <text:p>186</text:p>
          </table:table-cell>
          <table:table-cell office:value-type="float" office:value="175">
            <text:p>175</text:p>
          </table:table-cell>
        </table:table-row>
        <table:table-row table:style-name="ro3">
          <table:table-cell/>
          <table:table-cell office:value-type="float" office:value="162">
            <text:p>162</text:p>
          </table:table-cell>
          <table:table-cell table:number-columns-repeated="5"/>
          <table:table-cell office:value-type="float" office:value="143">
            <text:p>143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</table:table-row>
        <table:table-row table:style-name="ro3">
          <table:table-cell/>
          <table:table-cell office:value-type="float" office:value="188">
            <text:p>188</text:p>
          </table:table-cell>
          <table:table-cell table:number-columns-repeated="5"/>
          <table:table-cell office:value-type="float" office:value="170">
            <text:p>17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218">
            <text:p>218</text:p>
          </table:table-cell>
          <table:table-cell table:number-columns-repeated="2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Dépendance à la récompense</text:p>
          </table:table-cell>
          <table:table-cell table:number-columns-repeated="9"/>
        </table:table-row>
        <table:table-row table:style-name="ro3">
          <table:table-cell office:value-type="string">
            <text:p>RD1</text:p>
          </table:table-cell>
          <table:table-cell office:value-type="string">
            <text:p><text:s/></text:p>
          </table:table-cell>
          <table:table-cell office:value-type="string">
            <text:p>RD3</text:p>
          </table:table-cell>
          <table:table-cell office:value-type="string">
            <text:p><text:s/></text:p>
          </table:table-cell>
          <table:table-cell office:value-type="string">
            <text:p>RD4</text:p>
          </table:table-cell>
          <table:table-cell office:value-type="string">
            <text:p><text:s/></text:p>
          </table:table-cell>
          <table:table-cell table:number-columns-repeated="4"/>
        </table:table-row>
        <table:table-row table:style-name="ro3"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/>
          <table:table-cell office:value-type="float" office:value="14">
            <text:p>14</text:p>
          </table:table-cell>
          <table:table-cell table:number-columns-repeated="4"/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/>
          <table:table-cell office:value-type="float" office:value="46">
            <text:p>46</text:p>
          </table:table-cell>
          <table:table-cell table:number-columns-repeated="4"/>
        </table:table-row>
        <table:table-row table:style-name="ro3">
          <table:table-cell office:value-type="float" office:value="55">
            <text:p>55</text:p>
          </table:table-cell>
          <table:table-cell/>
          <table:table-cell office:value-type="float" office:value="215">
            <text:p>215</text:p>
          </table:table-cell>
          <table:table-cell office:value-type="float" office:value="136">
            <text:p>136</text:p>
          </table:table-cell>
          <table:table-cell/>
          <table:table-cell office:value-type="float" office:value="70">
            <text:p>70</text:p>
          </table:table-cell>
          <table:table-cell table:number-columns-repeated="4"/>
        </table:table-row>
        <table:table-row table:style-name="ro3">
          <table:table-cell office:value-type="float" office:value="81">
            <text:p>81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office:value-type="float" office:value="126">
            <text:p>126</text:p>
          </table:table-cell>
          <table:table-cell table:number-columns-repeated="4"/>
        </table:table-row>
        <table:table-row table:style-name="ro3">
          <table:table-cell office:value-type="float" office:value="99">
            <text:p>99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office:value-type="float" office:value="149">
            <text:p>149</text:p>
          </table:table-cell>
          <table:table-cell table:number-columns-repeated="4"/>
        </table:table-row>
        <table:table-row table:style-name="ro3">
          <table:table-cell office:value-type="float" office:value="151">
            <text:p>151</text:p>
          </table:table-cell>
          <table:table-cell table:number-columns-repeated="4"/>
          <table:table-cell office:value-type="float" office:value="183">
            <text:p>183</text:p>
          </table:table-cell>
          <table:table-cell table:number-columns-repeated="4"/>
        </table:table-row>
        <table:table-row table:style-name="ro3">
          <table:table-cell office:value-type="float" office:value="172">
            <text:p>172</text:p>
          </table:table-cell>
          <table:table-cell table:number-columns-repeated="9"/>
        </table:table-row>
        <table:table-row table:style-name="ro3">
          <table:table-cell office:value-type="float" office:value="200">
            <text:p>200</text:p>
          </table:table-cell>
          <table:table-cell table:number-columns-repeated="9"/>
        </table:table-row>
        <table:table-row table:style-name="ro3">
          <table:table-cell office:value-type="float" office:value="213">
            <text:p>213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>
            <text:p>Coopération</text:p>
          </table:table-cell>
          <table:table-cell table:number-columns-repeated="9"/>
        </table:table-row>
        <table:table-row table:style-name="ro3">
          <table:table-cell office:value-type="string">
            <text:p>C1</text:p>
          </table:table-cell>
          <table:table-cell office:value-type="string">
            <text:p><text:s/></text:p>
          </table:table-cell>
          <table:table-cell office:value-type="string">
            <text:p>C2</text:p>
          </table:table-cell>
          <table:table-cell office:value-type="string">
            <text:p><text:s/></text:p>
          </table:table-cell>
          <table:table-cell office:value-type="string">
            <text:p>C3</text:p>
          </table:table-cell>
          <table:table-cell office:value-type="string">
            <text:p><text:s/></text:p>
          </table:table-cell>
          <table:table-cell office:value-type="string">
            <text:p>C4</text:p>
          </table:table-cell>
          <table:table-cell office:value-type="string">
            <text:p><text:s/></text:p>
          </table:table-cell>
          <table:table-cell office:value-type="string">
            <text:p>C5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176">
            <text:p>176</text:p>
          </table:table-cell>
          <table:table-cell office:value-type="float" office:value="64">
            <text:p>64</text:p>
          </table:table-cell>
          <table:table-cell office:value-type="float" office:value="146">
            <text:p>146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float" office:value="132">
            <text:p>132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office:value-type="float" office:value="131">
            <text:p>131</text:p>
          </table:table-cell>
          <table:table-cell office:value-type="float" office:value="216">
            <text:p>216</text:p>
          </table:table-cell>
          <table:table-cell office:value-type="float" office:value="85">
            <text:p>85</text:p>
          </table:table-cell>
          <table:table-cell office:value-type="float" office:value="169">
            <text:p>169</text:p>
          </table:table-cell>
          <table:table-cell office:value-type="float" office:value="161">
            <text:p>161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float" office:value="153">
            <text:p>153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222">
            <text:p>222</text:p>
          </table:table-cell>
          <table:table-cell office:value-type="float" office:value="154">
            <text:p>154</text:p>
          </table:table-cell>
          <table:table-cell/>
          <table:table-cell office:value-type="float" office:value="122">
            <text:p>122</text:p>
          </table:table-cell>
          <table:table-cell office:value-type="float" office:value="205">
            <text:p>205</text:p>
          </table:table-cell>
          <table:table-cell office:value-type="float" office:value="189">
            <text:p>189</text:p>
          </table:table-cell>
          <table:table-cell office:value-type="float" office:value="96">
            <text:p>96</text:p>
          </table:table-cell>
          <table:table-cell office:value-type="float" office:value="177">
            <text:p>177</text:p>
          </table:table-cell>
          <table:table-cell office:value-type="float" office:value="196">
            <text:p>196</text:p>
          </table:table-cell>
        </table:table-row>
        <table:table-row table:style-name="ro3">
          <table:table-cell table:number-columns-repeated="6"/>
          <table:table-cell office:value-type="float" office:value="211">
            <text:p>211</text:p>
          </table:table-cell>
          <table:table-cell office:value-type="float" office:value="139">
            <text:p>139</text:p>
          </table:table-cell>
          <table:table-cell/>
          <table:table-cell office:value-type="float" office:value="223">
            <text:p>223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Transcendance</text:p>
          </table:table-cell>
          <table:table-cell table:number-columns-repeated="9"/>
        </table:table-row>
        <table:table-row table:style-name="ro3"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/>
          <table:table-cell office:value-type="float" office:value="15">
            <text:p>15</text:p>
          </table:table-cell>
          <table:table-cell table:number-columns-repeated="5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/>
          <table:table-cell office:value-type="float" office:value="31">
            <text:p>31</text:p>
          </table:table-cell>
          <table:table-cell table:number-columns-repeated="5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209">
            <text:p>209</text:p>
          </table:table-cell>
          <table:table-cell office:value-type="float" office:value="45">
            <text:p>45</text:p>
          </table:table-cell>
          <table:table-cell/>
          <table:table-cell office:value-type="float" office:value="51">
            <text:p>51</text:p>
          </table:table-cell>
          <table:table-cell table:number-columns-repeated="5"/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82">
            <text:p>82</text:p>
          </table:table-cell>
          <table:table-cell table:number-columns-repeated="5"/>
        </table:table-row>
        <table:table-row table:style-name="ro3">
          <table:table-cell office:value-type="float" office:value="86">
            <text:p>86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93">
            <text:p>93</text:p>
          </table:table-cell>
          <table:table-cell table:number-columns-repeated="5"/>
        </table:table-row>
        <table:table-row table:style-name="ro3">
          <table:table-cell office:value-type="float" office:value="95">
            <text:p>95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7">
            <text:p>127</text:p>
          </table:table-cell>
          <table:table-cell table:number-columns-repeated="5"/>
        </table:table-row>
        <table:table-row table:style-name="ro3">
          <table:table-cell office:value-type="float" office:value="112">
            <text:p>112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float" office:value="156">
            <text:p>156</text:p>
          </table:table-cell>
          <table:table-cell table:number-columns-repeated="5"/>
        </table:table-row>
        <table:table-row table:style-name="ro3">
          <table:table-cell office:value-type="float" office:value="167">
            <text:p>167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190">
            <text:p>190</text:p>
          </table:table-cell>
          <table:table-cell table:number-columns-repeated="5"/>
        </table:table-row>
        <table:table-row table:style-name="ro3">
          <table:table-cell office:value-type="float" office:value="184">
            <text:p>184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float" office:value="220">
            <text:p>220</text:p>
          </table:table-cell>
          <table:table-cell table:number-columns-repeated="5"/>
        </table:table-row>
        <table:table-row table:style-name="ro3">
          <table:table-cell office:value-type="float" office:value="198">
            <text:p>198</text:p>
          </table:table-cell>
          <table:table-cell/>
          <table:table-cell office:value-type="float" office:value="204">
            <text:p>204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217">
            <text:p>217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2" table:number-columns-repeated="4" table:default-cell-style-name="Default"/>
        <table:table-row table:style-name="ro3">
          <table:table-cell table:style-name="ce1" office:value-type="string">
            <text:p>Question</text:p>
          </table:table-cell>
          <table:table-cell table:style-name="ce1" office:value-type="string">
            <text:p>Réponse</text:p>
          </table:table-cell>
          <table:table-cell office:value-type="string">
            <text:p>Facette</text:p>
          </table:table-cell>
          <table:table-cell office:value-type="string">
            <text:p>Dimension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string">
            <text:p>V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table:style-name="ce1" office:value-type="string">
            <text:p>V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table:style-name="ce1" office:value-type="string">
            <text:p>V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table:style-name="ce1" office:value-type="string">
            <text:p>V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F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F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F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NS1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V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V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V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V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F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F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F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F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F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F</text:p>
          </table:table-cell>
          <table:table-cell office:value-type="string">
            <text:p>NS2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V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V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V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V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F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F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F</text:p>
          </table:table-cell>
          <table:table-cell office:value-type="string">
            <text:p>NS3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V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V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V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V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V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F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F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F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F</text:p>
          </table:table-cell>
          <table:table-cell office:value-type="string">
            <text:p>NS4</text:p>
          </table:table-cell>
          <table:table-cell office:value-type="string">
            <text:p>Recherche de nouveauté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V</text:p>
          </table:table-cell>
          <table:table-cell table:number-columns-repeated="2" office:value-type="string">
            <text:p>Persistance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V</text:p>
          </table:table-cell>
          <table:table-cell table:number-columns-repeated="2" office:value-type="string">
            <text:p>Persistance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2" office:value-type="string">
            <text:p>Persistance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V</text:p>
          </table:table-cell>
          <table:table-cell table:number-columns-repeated="2" office:value-type="string">
            <text:p>Persistance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V</text:p>
          </table:table-cell>
          <table:table-cell table:number-columns-repeated="2" office:value-type="string">
            <text:p>Persistance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F</text:p>
          </table:table-cell>
          <table:table-cell table:number-columns-repeated="2" office:value-type="string">
            <text:p>Persistance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F</text:p>
          </table:table-cell>
          <table:table-cell table:number-columns-repeated="2" office:value-type="string">
            <text:p>Persistance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F</text:p>
          </table:table-cell>
          <table:table-cell table:number-columns-repeated="2" office:value-type="string">
            <text:p>Persistance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V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V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V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V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F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F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F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F</text:p>
          </table:table-cell>
          <table:table-cell office:value-type="string">
            <text:p>HA1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V</text:p>
          </table:table-cell>
          <table:table-cell office:value-type="string">
            <text:p>HA2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V</text:p>
          </table:table-cell>
          <table:table-cell office:value-type="string">
            <text:p>HA2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V</text:p>
          </table:table-cell>
          <table:table-cell office:value-type="string">
            <text:p>HA2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</text:p>
          </table:table-cell>
          <table:table-cell office:value-type="string">
            <text:p>HA2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F</text:p>
          </table:table-cell>
          <table:table-cell office:value-type="string">
            <text:p>HA2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F</text:p>
          </table:table-cell>
          <table:table-cell office:value-type="string">
            <text:p>HA2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HA2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V</text:p>
          </table:table-cell>
          <table:table-cell office:value-type="string">
            <text:p>HA3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V</text:p>
          </table:table-cell>
          <table:table-cell office:value-type="string">
            <text:p>HA3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V</text:p>
          </table:table-cell>
          <table:table-cell office:value-type="string">
            <text:p>HA3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F</text:p>
          </table:table-cell>
          <table:table-cell office:value-type="string">
            <text:p>HA3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F</text:p>
          </table:table-cell>
          <table:table-cell office:value-type="string">
            <text:p>HA3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F</text:p>
          </table:table-cell>
          <table:table-cell office:value-type="string">
            <text:p>HA3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F</text:p>
          </table:table-cell>
          <table:table-cell office:value-type="string">
            <text:p>HA3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F</text:p>
          </table:table-cell>
          <table:table-cell office:value-type="string">
            <text:p>HA3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V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V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V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V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V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F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F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F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F</text:p>
          </table:table-cell>
          <table:table-cell office:value-type="string">
            <text:p>HA4</text:p>
          </table:table-cell>
          <table:table-cell office:value-type="string">
            <text:p>Evitement du danger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V</text:p>
          </table:table-cell>
          <table:table-cell office:value-type="string">
            <text:p>S1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S1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F</text:p>
          </table:table-cell>
          <table:table-cell office:value-type="string">
            <text:p>S1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F</text:p>
          </table:table-cell>
          <table:table-cell office:value-type="string">
            <text:p>S1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F</text:p>
          </table:table-cell>
          <table:table-cell office:value-type="string">
            <text:p>S1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F</text:p>
          </table:table-cell>
          <table:table-cell office:value-type="string">
            <text:p>S1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F</text:p>
          </table:table-cell>
          <table:table-cell office:value-type="string">
            <text:p>S1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F</text:p>
          </table:table-cell>
          <table:table-cell office:value-type="string">
            <text:p>S1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V</text:p>
          </table:table-cell>
          <table:table-cell office:value-type="string">
            <text:p>S2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V</text:p>
          </table:table-cell>
          <table:table-cell office:value-type="string">
            <text:p>S2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V</text:p>
          </table:table-cell>
          <table:table-cell office:value-type="string">
            <text:p>S2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string">
            <text:p>S2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F</text:p>
          </table:table-cell>
          <table:table-cell office:value-type="string">
            <text:p>S2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string">
            <text:p>S2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 office:value-type="string">
            <text:p>S2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string">
            <text:p>S2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V</text:p>
          </table:table-cell>
          <table:table-cell office:value-type="string">
            <text:p>S3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F</text:p>
          </table:table-cell>
          <table:table-cell office:value-type="string">
            <text:p>S3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F</text:p>
          </table:table-cell>
          <table:table-cell office:value-type="string">
            <text:p>S3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F</text:p>
          </table:table-cell>
          <table:table-cell office:value-type="string">
            <text:p>S3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F</text:p>
          </table:table-cell>
          <table:table-cell office:value-type="string">
            <text:p>S3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V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V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V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F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F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F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F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F</text:p>
          </table:table-cell>
          <table:table-cell office:value-type="string">
            <text:p>S4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V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V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V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V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V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F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F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F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F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F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F</text:p>
          </table:table-cell>
          <table:table-cell office:value-type="string">
            <text:p>S5</text:p>
          </table:table-cell>
          <table:table-cell office:value-type="string">
            <text:p>Déterminatio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V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F</text:p>
          </table:table-cell>
          <table:table-cell office:value-type="string">
            <text:p>RD1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V</text:p>
          </table:table-cell>
          <table:table-cell office:value-type="string">
            <text:p>RD3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V</text:p>
          </table:table-cell>
          <table:table-cell office:value-type="string">
            <text:p>RD3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V</text:p>
          </table:table-cell>
          <table:table-cell office:value-type="string">
            <text:p>RD3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F</text:p>
          </table:table-cell>
          <table:table-cell office:value-type="string">
            <text:p>RD3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F</text:p>
          </table:table-cell>
          <table:table-cell office:value-type="string">
            <text:p>RD3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F</text:p>
          </table:table-cell>
          <table:table-cell office:value-type="string">
            <text:p>RD3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F</text:p>
          </table:table-cell>
          <table:table-cell office:value-type="string">
            <text:p>RD3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F</text:p>
          </table:table-cell>
          <table:table-cell office:value-type="string">
            <text:p>RD3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string">
            <text:p>RD4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F</text:p>
          </table:table-cell>
          <table:table-cell office:value-type="string">
            <text:p>RD4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F</text:p>
          </table:table-cell>
          <table:table-cell office:value-type="string">
            <text:p>RD4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F</text:p>
          </table:table-cell>
          <table:table-cell office:value-type="string">
            <text:p>RD4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F</text:p>
          </table:table-cell>
          <table:table-cell office:value-type="string">
            <text:p>RD4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F</text:p>
          </table:table-cell>
          <table:table-cell office:value-type="string">
            <text:p>RD4</text:p>
          </table:table-cell>
          <table:table-cell office:value-type="string">
            <text:p>Dépendance à la récompens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office:value-type="string">
            <text:p>C1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V</text:p>
          </table:table-cell>
          <table:table-cell office:value-type="string">
            <text:p>C1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V</text:p>
          </table:table-cell>
          <table:table-cell office:value-type="string">
            <text:p>C1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V</text:p>
          </table:table-cell>
          <table:table-cell office:value-type="string">
            <text:p>C1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string">
            <text:p>C1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F</text:p>
          </table:table-cell>
          <table:table-cell office:value-type="string">
            <text:p>C1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F</text:p>
          </table:table-cell>
          <table:table-cell office:value-type="string">
            <text:p>C1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F</text:p>
          </table:table-cell>
          <table:table-cell office:value-type="string">
            <text:p>C1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V</text:p>
          </table:table-cell>
          <table:table-cell office:value-type="string">
            <text:p>C2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V</text:p>
          </table:table-cell>
          <table:table-cell office:value-type="string">
            <text:p>C2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V</text:p>
          </table:table-cell>
          <table:table-cell office:value-type="string">
            <text:p>C2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V</text:p>
          </table:table-cell>
          <table:table-cell office:value-type="string">
            <text:p>C2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F</text:p>
          </table:table-cell>
          <table:table-cell office:value-type="string">
            <text:p>C2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F</text:p>
          </table:table-cell>
          <table:table-cell office:value-type="string">
            <text:p>C2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F</text:p>
          </table:table-cell>
          <table:table-cell office:value-type="string">
            <text:p>C2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V</text:p>
          </table:table-cell>
          <table:table-cell office:value-type="string">
            <text:p>C3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V</text:p>
          </table:table-cell>
          <table:table-cell office:value-type="string">
            <text:p>C3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V</text:p>
          </table:table-cell>
          <table:table-cell office:value-type="string">
            <text:p>C3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V</text:p>
          </table:table-cell>
          <table:table-cell office:value-type="string">
            <text:p>C3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F</text:p>
          </table:table-cell>
          <table:table-cell office:value-type="string">
            <text:p>C3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F</text:p>
          </table:table-cell>
          <table:table-cell office:value-type="string">
            <text:p>C3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F</text:p>
          </table:table-cell>
          <table:table-cell office:value-type="string">
            <text:p>C3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F</text:p>
          </table:table-cell>
          <table:table-cell office:value-type="string">
            <text:p>C3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V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V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V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V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V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F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F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F</text:p>
          </table:table-cell>
          <table:table-cell office:value-type="string">
            <text:p>C4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V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V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V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F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F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F</text:p>
          </table:table-cell>
          <table:table-cell office:value-type="string">
            <text:p>C5</text:p>
          </table:table-cell>
          <table:table-cell office:value-type="string">
            <text:p>Coopération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V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F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F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F</text:p>
          </table:table-cell>
          <table:table-cell office:value-type="string">
            <text:p>ST1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V</text:p>
          </table:table-cell>
          <table:table-cell office:value-type="string">
            <text:p>ST2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V</text:p>
          </table:table-cell>
          <table:table-cell office:value-type="string">
            <text:p>ST3</text:p>
          </table:table-cell>
          <table:table-cell office:value-type="string">
            <text:p>Transcendance</text:p>
          </table:table-cell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19/04/2020</text:date>, <text:time>13:3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ssima Beddar</meta:initial-creator>
    <meta:creation-date>2020-04-16T12:46:18.11</meta:creation-date>
    <dc:date>2020-04-19T13:31:38.55</dc:date>
    <dc:creator>Nassima Beddar</dc:creator>
    <meta:editing-duration>PT47M3S</meta:editing-duration>
    <meta:editing-cycles>7</meta:editing-cycles>
    <meta:generator>OpenOffice/4.1.7$Win32 OpenOffice.org_project/417m1$Build-9800</meta:generator>
    <meta:document-statistic meta:table-count="3" meta:cell-count="1257" meta:object-count="0"/>
  </office:meta>
</office:document-meta>
</file>